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Comparing and Contrasting GUI and CLI</text:p>
      <text:p text:style-name="Standard"/>
      <text:p text:style-name="Standard">Honestly, I'm not 100% certain I totally understand what both user interfaces are. I had so much trouble doing the work this week. I think most of my problem in understanding, is that coding really intimidates me. I'm extremely worried about doing well in this class because of it. That said, I hope the rest of this makes sense.</text:p>
      <text:p text:style-name="Standard"/>
      <text:p text:style-name="Standard">GUI is what most people are used to. It uses different kinds of graphics to allow users to interact with. Personally, I prefer this system. I am more comfortable with it because it's what I've always used. CLI uses command prompts in order to interact with. In order to use it effectively, one must have some sort of training. CLI is more accurate than GUI but is harder to use. GUI uses a combination of the keyboard and the mouse for input; CLI uses just the keyboard. A con of using CLI is that one error in a code could result in chaos. A con of GUI is that it's not as accurate as CLI and can be harder to retrace your steps if needed.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ourtney Welch</meta:initial-creator>
    <meta:creation-date>2022-09-05T04:32:40.51</meta:creation-date>
    <dc:date>2022-09-04T21:47:39.44</dc:date>
    <dc:creator>Courtney Welch</dc:creator>
    <meta:editing-duration>PT1H6M17S</meta:editing-duration>
    <meta:editing-cycles>2</meta:editing-cycles>
    <meta:generator>OpenOffice/4.1.13$Win32 OpenOffice.org_project/4113m1$Build-9810</meta:generator>
    <meta:document-statistic meta:table-count="0" meta:image-count="0" meta:object-count="0" meta:page-count="1" meta:paragraph-count="3" meta:word-count="190" meta:character-count="1007"/>
  </office:meta>
</office:document-meta>
</file>